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2cm" fo:min-width="6.078cm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6.9cm"/>
    </style:style>
    <style:style style:name="gr3" style:family="graphic" style:parent-style-name="standard">
      <style:graphic-properties draw:textarea-horizontal-align="justify" draw:textarea-vertical-align="middle" draw:auto-grow-height="false" fo:min-height="2.018cm" fo:min-width="6.174cm"/>
    </style:style>
    <style:style style:name="gr4" style:family="graphic" style:parent-style-name="standard">
      <style:graphic-properties draw:textarea-horizontal-align="justify" draw:textarea-vertical-align="middle" draw:auto-grow-height="false" fo:min-height="2.226cm" fo:min-width="7.138cm"/>
    </style:style>
    <style:style style:name="gr5" style:family="graphic" style:parent-style-name="standard">
      <style:graphic-properties draw:textarea-horizontal-align="justify" draw:textarea-vertical-align="middle" draw:auto-grow-height="false" fo:min-height="1.262cm" fo:min-width="4.538cm"/>
    </style:style>
    <style:style style:name="gr6" style:family="graphic" style:parent-style-name="standard">
      <style:graphic-properties draw:textarea-horizontal-align="justify" draw:textarea-vertical-align="middle" draw:auto-grow-height="false" fo:min-height="1.262cm" fo:min-width="4.4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  <style:text-properties fo:color="#000000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9.3cm" svg:height="4.2cm" svg:x="6.235cm" svg:y="0.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7.4cm" svg:height="3.5cm" svg:x="7.2cm" svg:y="14.3cm">
          <text:p text:style-name="P3">A + B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10.6cm" svg:height="3.6cm" svg:x="5.6cm" svg:y="19.4cm">
          <text:p text:style-name="P3">Wydrukuj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xml:id="id6" draw:id="id6" draw:layer="layout" svg:width="10.8cm" svg:height="3.5cm" svg:x="5.5cm" svg:y="24.8cm">
          <text:p text:style-name="P3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8cm" svg:height="2.4cm" svg:x="6.9cm" svg:y="6.4cm">
          <text:p text:style-name="P3">Poda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" draw:id="id3" draw:layer="layout" svg:width="7.8cm" svg:height="2.4cm" svg:x="7cm" svg:y="10.3cm">
          <text:p text:style-name="P3">Poda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4" draw:layer="layout" svg:x1="10.885cm" svg:y1="4.9cm" svg:x2="10.9cm" svg:y2="6.4cm" draw:start-shape="id1" draw:start-glue-point="8" draw:end-shape="id2" draw:end-glue-point="5" svg:d="M10885 4900v751h15v749" svg:viewBox="0 0 16 1501">
          <text:p/>
        </draw:connector>
        <draw:connector draw:style-name="gr7" draw:text-style-name="P4" draw:layer="layout" svg:x1="10.9cm" svg:y1="8.8cm" svg:x2="10.9cm" svg:y2="10.3cm" draw:start-shape="id2" draw:start-glue-point="8" draw:end-shape="id3" draw:end-glue-point="5" svg:d="M10900 8800v1500" svg:viewBox="0 0 1 1501">
          <text:p/>
        </draw:connector>
        <draw:connector draw:style-name="gr7" draw:text-style-name="P4" draw:layer="layout" svg:x1="10.9cm" svg:y1="12.7cm" svg:x2="10.9cm" svg:y2="14.3cm" draw:start-shape="id3" draw:start-glue-point="8" draw:end-shape="id4" draw:end-glue-point="0" svg:d="M10900 12700v1600" svg:viewBox="0 0 1 1601">
          <text:p/>
        </draw:connector>
        <draw:connector draw:style-name="gr7" draw:text-style-name="P4" draw:layer="layout" svg:x1="10.9cm" svg:y1="17.8cm" svg:x2="10.9cm" svg:y2="19.4cm" draw:start-shape="id4" draw:start-glue-point="2" draw:end-shape="id5" draw:end-glue-point="5" svg:d="M10900 17800v1600" svg:viewBox="0 0 1 1601">
          <text:p/>
        </draw:connector>
        <draw:connector draw:style-name="gr7" draw:text-style-name="P4" draw:layer="layout" svg:x1="10.9cm" svg:y1="23cm" svg:x2="10.9cm" svg:y2="24.8cm" draw:start-shape="id5" draw:start-glue-point="8" draw:end-shape="id6" draw:end-glue-point="4" svg:d="M10900 23000v1800" svg:viewBox="0 0 1 18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2T11:22:11.019870505</meta:creation-date>
    <dc:date>2019-09-16T21:14:50.310000000</dc:date>
    <meta:editing-duration>PT5M33S</meta:editing-duration>
    <meta:editing-cycles>2</meta:editing-cycles>
    <meta:generator>LibreOffice/6.3.1.2$Windows_X86_64 LibreOffice_project/b79626edf0065ac373bd1df5c28bd630b4424273</meta:generator>
    <meta:document-statistic meta:object-count="11"/>
  </office:meta>
</office:document-meta>
</file>